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CalculDecisionRegimeOctroiRFM" style:family="table">
      <style:table-properties style:width="16.51cm" fo:margin-left="0cm" fo:margin-right="0.071cm" table:align="margins" style:shadow="none"/>
    </style:style>
    <style:style style:name="tabCalculDecisionRegimeOctroiRFM.A" style:family="table-column">
      <style:table-column-properties style:column-width="13.316cm" style:rel-column-width="7549*"/>
    </style:style>
    <style:style style:name="tabCalculDecisionRegimeOctroiRFM.B" style:family="table-column">
      <style:table-column-properties style:column-width="0.363cm" style:rel-column-width="206*"/>
    </style:style>
    <style:style style:name="tabCalculDecisionRegimeOctroiRFM.C" style:family="table-column">
      <style:table-column-properties style:column-width="1.032cm" style:rel-column-width="585*"/>
    </style:style>
    <style:style style:name="tabCalculDecisionRegimeOctroiRFM.D" style:family="table-column">
      <style:table-column-properties style:column-width="0.212cm" style:rel-column-width="120*"/>
    </style:style>
    <style:style style:name="tabCalculDecisionRegimeOctroiRFM.E" style:family="table-column">
      <style:table-column-properties style:column-width="1.588cm" style:rel-column-width="900*"/>
    </style:style>
    <style:style style:name="tabCalculDecisionRegimeOctroiRFM.A1" style:family="table-cell">
      <style:table-cell-properties fo:background-color="transparent" fo:padding="0cm" fo:border="none">
        <style:background-image/>
      </style:table-cell-properties>
    </style:style>
    <style:style style:name="tabCalculDecisionRegimeOctroiRFM.C3" style:family="table-cell">
      <style:table-cell-properties fo:background-color="transparent" fo:padding="0cm" fo:border-left="none" fo:border-right="none" fo:border-top="none" fo:border-bottom="0.002cm solid #000000">
        <style:background-image/>
      </style:table-cell-properties>
    </style:style>
    <style:style style:name="tabCalculDecisionRegimeOctroiRFM.C5" style:family="table-cell">
      <style:table-cell-properties fo:background-color="transparent" style:border-line-width-bottom="0.002cm 0.035cm 0.002cm" fo:padding="0cm" fo:border-left="none" fo:border-right="none" fo:border-top="none" fo:border-bottom="0.039cm double #000000">
        <style:background-image/>
      </style:table-cell-properties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2pt" style:font-size-asian="2pt" style:font-size-complex="2pt"/>
    </style:style>
    <style:style style:name="P4" style:family="paragraph" style:parent-style-name="Standard">
      <style:paragraph-properties>
        <style:tab-stops>
          <style:tab-stop style:position="13.626cm"/>
          <style:tab-stop style:position="14.42cm"/>
          <style:tab-stop style:position="15.584cm"/>
        </style:tab-stops>
      </style:paragraph-properties>
      <style:text-properties style:font-name="Arial" fo:font-size="2pt" style:font-size-asian="2pt" style:font-size-complex="2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style:text-underline-style="none" style:font-size-asian="10pt" style:font-name-complex="Arial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12" style:family="paragraph" style:parent-style-name="Table_20_Contents">
      <style:paragraph-properties fo:margin-left="0cm" fo:margin-right="0.053cm" fo:text-align="end" style:justify-single-word="false" fo:text-indent="0cm" style:auto-text-indent="false"/>
      <style:text-properties style:font-name="Arial" fo:font-size="11pt" style:font-size-asian="11pt" style:font-name-complex="Arial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CalculDecisionRegimeOctroiRFM" table:style-name="tabCalculDecisionRegimeOctroiRFM">
        <table:table-column table:style-name="tabCalculDecisionRegimeOctroiRFM.A"/>
        <table:table-column table:style-name="tabCalculDecisionRegimeOctroiRFM.B"/>
        <table:table-column table:style-name="tabCalculDecisionRegimeOctroiRFM.C"/>
        <table:table-column table:style-name="tabCalculDecisionRegimeOctroiRFM.D"/>
        <table:table-column table:style-name="tabCalculDecisionRegimeOctroiRFM.E"/>
        <table:table-row>
          <table:table-cell table:style-name="tabCalculDecisionRegimeOctroiRFM.A1" office:value-type="string">
            <text:p text:style-name="P1">%=titreCalcul=%</text:p>
          </table:table-cell>
          <table:table-cell table:style-name="tabCalculDecisionRegimeOctroiRFM.A1" office:value-type="string">
            <text:p text:style-name="P2"/>
          </table:table-cell>
          <table:table-cell table:style-name="tabCalculDecisionRegimeOctroiRFM.A1" office:value-type="string">
            <text:p text:style-name="P5"/>
          </table:table-cell>
          <table:table-cell table:style-name="tabCalculDecisionRegimeOctroiRFM.A1" office:value-type="string">
            <text:p text:style-name="P5"/>
          </table:table-cell>
          <table:table-cell table:style-name="tabCalculDecisionRegimeOctroiRFM.A1" office:value-type="string">
            <text:p text:style-name="P12"/>
          </table:table-cell>
        </table:table-row>
        <table:table-row>
          <table:table-cell table:style-name="tabCalculDecisionRegimeOctroiRFM.A1" office:value-type="string">
            <text:p text:style-name="P6">%=texteMontantFacture=%</text:p>
          </table:table-cell>
          <table:table-cell table:style-name="tabCalculDecisionRegimeOctroiRFM.A1" office:value-type="string">
            <text:p text:style-name="P8"/>
          </table:table-cell>
          <table:table-cell table:style-name="tabCalculDecisionRegimeOctroiRFM.A1" office:value-type="string">
            <text:p text:style-name="P6">%=chf=%</text:p>
          </table:table-cell>
          <table:table-cell table:style-name="tabCalculDecisionRegimeOctroiRFM.A1" office:value-type="string">
            <text:p text:style-name="P6"/>
          </table:table-cell>
          <table:table-cell table:style-name="tabCalculDecisionRegimeOctroiRFM.A1" office:value-type="string">
            <text:p text:style-name="P10">%=montantFacture=%</text:p>
          </table:table-cell>
        </table:table-row>
        <table:table-row>
          <table:table-cell table:style-name="tabCalculDecisionRegimeOctroiRFM.A1" office:value-type="string">
            <text:p text:style-name="P6">%=texteExcedentRevenu=%</text:p>
          </table:table-cell>
          <table:table-cell table:style-name="tabCalculDecisionRegimeOctroiRFM.A1" office:value-type="string">
            <text:p text:style-name="P8">-</text:p>
          </table:table-cell>
          <table:table-cell table:style-name="tabCalculDecisionRegimeOctroiRFM.C3" office:value-type="string">
            <text:p text:style-name="P6">%=chf=%</text:p>
          </table:table-cell>
          <table:table-cell table:style-name="tabCalculDecisionRegimeOctroiRFM.C3" office:value-type="string">
            <text:p text:style-name="P6"/>
          </table:table-cell>
          <table:table-cell table:style-name="tabCalculDecisionRegimeOctroiRFM.C3" office:value-type="string">
            <text:p text:style-name="P7">%=montantExcedentRevenu=%</text:p>
          </table:table-cell>
        </table:table-row>
        <table:table-row>
          <table:table-cell table:style-name="tabCalculDecisionRegimeOctroiRFM.A1" office:value-type="string">
            <text:p text:style-name="P6">%=texteIndemniteAnnuelle=%</text:p>
          </table:table-cell>
          <table:table-cell table:style-name="tabCalculDecisionRegimeOctroiRFM.A1" office:value-type="string">
            <text:p text:style-name="P8">=</text:p>
          </table:table-cell>
          <table:table-cell table:style-name="tabCalculDecisionRegimeOctroiRFM.C3" office:value-type="string">
            <text:p text:style-name="P6">%=chf=%</text:p>
          </table:table-cell>
          <table:table-cell table:style-name="tabCalculDecisionRegimeOctroiRFM.C3" office:value-type="string">
            <text:p text:style-name="P6"/>
          </table:table-cell>
          <table:table-cell table:style-name="tabCalculDecisionRegimeOctroiRFM.C3" office:value-type="string">
            <text:p text:style-name="P7">%=montantIndemniteAnnuelle=%</text:p>
          </table:table-cell>
        </table:table-row>
        <table:table-row>
          <table:table-cell table:style-name="tabCalculDecisionRegimeOctroiRFM.A1" office:value-type="string">
            <text:p text:style-name="P6">%=texteIndemniteMensuelle=%</text:p>
          </table:table-cell>
          <table:table-cell table:style-name="tabCalculDecisionRegimeOctroiRFM.A1" office:value-type="string">
            <text:p text:style-name="P8">=</text:p>
          </table:table-cell>
          <table:table-cell table:style-name="tabCalculDecisionRegimeOctroiRFM.C5" office:value-type="string">
            <text:p text:style-name="P9">%=chf=%</text:p>
          </table:table-cell>
          <table:table-cell table:style-name="tabCalculDecisionRegimeOctroiRFM.C5" office:value-type="string">
            <text:p text:style-name="P6"/>
          </table:table-cell>
          <table:table-cell table:style-name="tabCalculDecisionRegimeOctroiRFM.C5" office:value-type="string">
            <text:p text:style-name="P11">%=montantIndemniteMensuelle=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.4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2-10-26T16:01:48</dc:date>
    <meta:editing-cycles>20</meta:editing-cycles>
    <meta:editing-duration>PT1H29M5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6" meta:word-count="13" meta:character-count="245"/>
  </office:meta>
</office:document-meta>
</file>